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ourier New'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181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Mono1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Seção</text:p>
          </table:table-cell>
          <table:table-cell table:style-name="Default" office:value-type="string" calcext:value-type="string">
            <text:p>Codigo</text:p>
          </table:table-cell>
          <table:table-cell table:style-name="Default" office:value-type="string" calcext:value-type="string">
            <text:p>Decrição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style-name="ce1" office:value-type="string" calcext:value-type="string">
            <text:p>4781-4/00 </text:p>
          </table:table-cell>
          <table:table-cell table:style-name="Default" office:value-type="string" calcext:value-type="string">
            <text:p>COMÉRCIO VAREJISTA DE ARTIGOS DO VESTUÁRIO E ACESSÓRIOS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style-name="ce1" office:value-type="string" calcext:value-type="string">
            <text:p>4785-7/99 </text:p>
          </table:table-cell>
          <table:table-cell table:style-name="Default" office:value-type="string" calcext:value-type="string">
            <text:p>COMÉRCIO VAREJISTA DE OUTROS ARTIGOS USADOS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style-name="ce1" office:value-type="string" calcext:value-type="string">
            <text:p>4782-2/01 </text:p>
          </table:table-cell>
          <table:table-cell table:style-name="Default" office:value-type="string" calcext:value-type="string">
            <text:p>COMÉRCIO VAREJISTA DE CALÇADOS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style-name="ce1" office:value-type="string" calcext:value-type="string">
            <text:p>4782-2/02 </text:p>
          </table:table-cell>
          <table:table-cell table:style-name="Default" office:value-type="string" calcext:value-type="string">
            <text:p>COMÉRCIO VAREJISTA DE ARTIGOS DE VIAGEM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1" office:value-type="string" calcext:value-type="string">
            <text:p>1412-6/01</text:p>
          </table:table-cell>
          <table:table-cell table:style-name="ce3" office:value-type="string" calcext:value-type="string">
            <text:p>CONFECÇÃO DE PEÇAS DE VESTUÁRIO, EXCETO ROUPAS ÍNTIMAS E AS CONFECCIONADAS SOB MEDIDA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1" office:value-type="string" calcext:value-type="string">
            <text:p>1412-6/02</text:p>
          </table:table-cell>
          <table:table-cell table:style-name="ce3" office:value-type="string" calcext:value-type="string">
            <text:p>CONFECÇÃO, SOB MEDIDA, DE PEÇAS DO VESTUARIO, EXCETO ROUPAS ÍNTIMAS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412-6/03</text:p>
          </table:table-cell>
          <table:table-cell office:value-type="string" calcext:value-type="string">
            <text:p>FACÇÃO DE PEÇAS DO VESTUÁRIO, EXCETO ROUPAS INTIMAS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411-8/02</text:p>
          </table:table-cell>
          <table:table-cell office:value-type="string" calcext:value-type="string">
            <text:p>FACÇÃO DE ROUPAS ÍNTIMAS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9602-5/02</text:p>
          </table:table-cell>
          <table:table-cell office:value-type="string" calcext:value-type="string">
            <text:p>ATIVIDADES DE ESTÉTICA E OUTROS SERVIÇOS DE CUIDADOS COM A BELEZA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9609-2/08</text:p>
          </table:table-cell>
          <table:table-cell office:value-type="string" calcext:value-type="string">
            <text:p>HIGIENE E EMBELEZAMENTO DE ANIMAIS DOMÉSTICOS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9602-5/01</text:p>
          </table:table-cell>
          <table:table-cell office:value-type="string" calcext:value-type="string">
            <text:p>CABELEIREIROS, MANICURE E PEDICURE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9601-7/02</text:p>
          </table:table-cell>
          <table:table-cell office:value-type="string" calcext:value-type="string">
            <text:p>TINTURARIAS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7739-0/02</text:p>
          </table:table-cell>
          <table:table-cell office:value-type="string" calcext:value-type="string">
            <text:p>ALUGUEL DE EQUIPAMENTOS CIENTÍFICOS, MÉDICOS E HOSPITALARES, SEM OPERADOR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7732-2/02</text:p>
          </table:table-cell>
          <table:table-cell office:value-type="string" calcext:value-type="string">
            <text:p>ALUGUEL DE ANDAIMES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7732-2/01</text:p>
          </table:table-cell>
          <table:table-cell office:value-type="string" calcext:value-type="string">
            <text:p>ALUGUEL DE MÁQUINAS E EQUIPAMENTOS PARA CONSTRUÇÃO SEM OPERADOR, EXCETO ANDAIMES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7731-4/00</text:p>
          </table:table-cell>
          <table:table-cell office:value-type="string" calcext:value-type="string">
            <text:p>ALUGUEL DE MÁQUINAS E EQUIPAMENTOS AGRÍCOLAS SEM OPERADOR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4929-9/01</text:p>
          </table:table-cell>
          <table:table-cell office:value-type="string" calcext:value-type="string">
            <text:p>TRANSPORTE RODOVIÁRIO COLETIVO DE PASSAGEIROS, SOB REGIME DE FRETAMENTO, MUNICIPAL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4930-2/01</text:p>
          </table:table-cell>
          <table:table-cell office:value-type="string" calcext:value-type="string">
            <text:p>TRANSPORTE RODOVIÁRIO DE CARGA, EXCETO PRODUTOS PERIGOSOS E MUDANÇAS, MUNICIPAL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4924-8/00</text:p>
          </table:table-cell>
          <table:table-cell office:value-type="string" calcext:value-type="string">
            <text:p>TRANSPORTE ESCOLAR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4930-2/04</text:p>
          </table:table-cell>
          <table:table-cell office:value-type="string" calcext:value-type="string">
            <text:p>TRANSPORTE RODOVIÁRIO DE MUDANÇ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Courier New'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7">00/00/0000</text:date>, <text:time style:data-style-name="N2" text:time-value="11:57:29.4893598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20:19:26.967638494</meta:creation-date>
    <dc:date>2017-10-07T17:40:53.958749360</dc:date>
    <meta:editing-duration>PT7H44M24S</meta:editing-duration>
    <meta:editing-cycles>16</meta:editing-cycles>
    <meta:generator>LibreOffice/5.1.6.2$Linux_X86_64 LibreOffice_project/10m0$Build-2</meta:generator>
    <meta:document-statistic meta:table-count="1" meta:cell-count="63" meta:object-count="0"/>
  </office:meta>
</office:document-meta>
</file>